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112" calcext:value-type="float">
            <text:p>211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56" calcext:value-type="float">
            <text:p>10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33" calcext:value-type="float">
            <text:p>3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63" calcext:value-type="float">
            <text:p>3.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275482093663912" calcext:value-type="float">
            <text:p>0.2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282.093663911846" calcext:value-type="float">
            <text:p>282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115.70247933884" calcext:value-type="float">
            <text:p>2,115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692.56198347108" calcext:value-type="float">
            <text:p>1,692.5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000" calcext:value-type="float">
            <text:p>1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09121452118656" calcext:value-type="float">
            <text:p>1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00" calcext:value-type="float">
            <text:p>500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word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7:39:30.61466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1-01-15T07:45:24.729334646</dc:date>
    <meta:editing-duration>P3DT14H46M36S</meta:editing-duration>
    <meta:editing-cycles>73</meta:editing-cycles>
    <meta:generator>LibreOffice/6.0.7.3$Linux_X86_64 LibreOffice_project/00m0$Build-3</meta:generator>
    <meta:document-statistic meta:table-count="11" meta:cell-count="929" meta:object-count="0"/>
  </office:meta>
</office:document-meta>
</file>